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ISTO NOSSO PASTOR</text:h>
      <text:p text:style-name="First_20_paragraph">Cabe aqui perguntarmos se esta relação nosso bendito Senhor tem com o Seu povo ocupa o seu devido lugar em nossas almas. É bem verdade que trata-se de algo encontrado com muito maior frequência nas Escrituras do Antigo Testamento, mas seria uma grande perda supormos que se trate de algo relacionado apenas com os judeus. Na verdade, João (<text:a xlink:type="simple" xlink:href="http://bibliaonline.com.br/acf/jo/10" text:style-name="Internet_20_link" text:visited-style-name="Visited_20_Internet_20_Link"><text:span text:style-name="Definition">capítulo 10</text:span></text:a>) expressamente proíbe que cheguemos a tal conclusão, pois o Senhor claramente afirma: "Ainda tenho outras ovelhas que não são deste aprisco; também me convém agregar estas, e elas ouvirão a minha voz, e haverá um rebanho" (e não "um aprisco") "e um Pastor" (<text:a xlink:type="simple" xlink:href="http://bibliaonline.com.br/acf/jo/10/16" text:style-name="Internet_20_link" text:visited-style-name="Visited_20_Internet_20_Link"><text:span text:style-name="Definition">v. 16</text:span></text:a>). Também Pedro, ao escrever aos crentes desta dispensação, diz: "Porque éreis como ovelhas desgarradas: mas agora tendes voltado ao Pastor e Bispo das vossas almas" (<text:a xlink:type="simple" xlink:href="http://bibliaonline.com.br/acf/1pe/2/25" text:style-name="Internet_20_link" text:visited-style-name="Visited_20_Internet_20_Link"><text:span text:style-name="Definition">1 Pedro 2:25</text:span></text:a>); e também, "Apascentai o rebanho de Deus, que está entre vós, tendo cuidado dele, não por força, mas voluntariamente: nem por torpe ganância, mas de ânimo pronto; nem como tendo domínio sobre a herança de Deus, mas servindo de exemplo ao rebanho. E, quando aparecer o Sumo Pastor, alcançareis a incorruptível coroa de glória" (<text:a xlink:type="simple" xlink:href="http://bibliaonline.com.br/acf/1pe/5/2-4" text:style-name="Internet_20_link" text:visited-style-name="Visited_20_Internet_20_Link"><text:span text:style-name="Definition">1 Pd 5:2-4</text:span></text:a>). Paulo usa a mesma figura, quando dirige-se aos anciãos da Igreja em Éfeso. "Olhai pois", diz ele, "por vós, e por todo o rebanho sobre que o Espírito Santo vos constituiu bispos, para apascentardes a Igreja de Deus..." (<text:a xlink:type="simple" xlink:href="http://bibliaonline.com.br/acf/atos/20/28" text:style-name="Internet_20_link" text:visited-style-name="Visited_20_Internet_20_Link"><text:span text:style-name="Definition">Atos 20:28</text:span></text:a>).</text:p>
      <text:p text:style-name="Text_20_body">Cristo é, agora, o Pastor do Seu povo; e são todos ovelhas Suas - coletivamente, Seu rebanho. No entanto, existe esta diferença. Para os judeus, se O tivessem recebido, Ele teria sido um Pastor sobre a Terra, todavia Ele será, no milênio, o Pastor do Seu povo terrenal. "E levantarei sobre elas um só Pastor, e Ele as apascentará: o Meu servo Davi que as há de apascentar; Ele lhes servirá de Pastor" (<text:a xlink:type="simple" xlink:href="http://bibliaonline.com.br/acf/ez/34/23" text:style-name="Internet_20_link" text:visited-style-name="Visited_20_Internet_20_Link"><text:span text:style-name="Definition">Ezequiel 34:23</text:span></text:a>; leia também <text:a xlink:type="simple" xlink:href="http://bibliaonline.com.br/acf/jr/23/1-4" text:style-name="Internet_20_link" text:visited-style-name="Visited_20_Internet_20_Link"><text:span text:style-name="Definition">Jeremias 23:1-4</text:span></text:a>). Mas Ele é nosso Pastor, como Aquele que morreu, ressuscitou e está sentado à destra de Deus. O escritor da epístola aos Hebreus diz assim: "Ora o Deus de paz, que pelo sangue do concerto eterno tornou a trazer dos mortos a nosso Senhor Jesus Cristo, grande Pastor das ovelhas..." (<text:a xlink:type="simple" xlink:href="http://bibliaonline.com.br/acf/hb/13/20" text:style-name="Internet_20_link" text:visited-style-name="Visited_20_Internet_20_Link"><text:span text:style-name="Definition">Hebreus 13:20</text:span></text:a>). É, portanto, do Seu lugar nas alturas que Ele pastoreia agora o Seu povo; e é ainda chamado de Grande Pastor, pois em Seu terno cuidado para com as ovelhas, estando Ele ausente, concede aqueles que "Ele mesmo deu... para pastores" (<text:a xlink:type="simple" xlink:href="http://bibliaonline.com.br/acf/ef/4/11" text:style-name="Internet_20_link" text:visited-style-name="Visited_20_Internet_20_Link"><text:span text:style-name="Definition">Efésios 4:11</text:span></text:a>), os quais devem alimentar o rebanho sob Seu cuidado e direção; pois é por intermédio destes, que ocupam um lugar de autoridade, que Ele agora exercita as funções de Pastor do Seu povo.</text:p>
      <text:p text:style-name="Text_20_body">Portanto, esta relação é, em ambas as dispensações, expressa pelo mesmo termo, embora as bênçãos asseguradas por ela sejam determinadas pelas respectivas posições e necessidades das ovelhas. Por esta razão aquele maravilhoso <text:a xlink:type="simple" xlink:href="http://bibliaonline.com.br/acf/sl/23" text:style-name="Internet_20_link" text:visited-style-name="Visited_20_Internet_20_Link"><text:span text:style-name="Definition">Salmos 23</text:span></text:a> - o consolo do povo de Deus em todas as épocas - pode ser adotado por santos de todas as dispensações. E vou mais longe: ele é redigido de forma tal que até o próprio Senhor, quando estava nesta Terra como um Homem, podia usar a sua linguagem, bem como o piedoso remanescente dentre os judeus e os crentes de hoje.</text:p>
      <text:p text:style-name="Text_20_body">Vamos então, primeiramente, pensar um pouco no próprio Pastor. Aos judeus, Ele disse: "Aquele, porém, que entra pela porta é o Pastor das ovelhas" (<text:a xlink:type="simple" xlink:href="http://bibliaonline.com.br/acf/jo/10/2" text:style-name="Internet_20_link" text:visited-style-name="Visited_20_Internet_20_Link"><text:span text:style-name="Definition">João 10:2</text:span></text:a>), e ali permaneceu, diante deles, como o Único que veio para Israel do modo que Deus determinara; o Único que preencheu todas as condições que acerca dEle foram preditas nas Escrituras - Aquele, portanto, para Quem a porta foi divinamente aberta a fim de Lhe proporcionar acesso às Suas ovelhas. Mas o povo não O recebeu como tal; e por esta razão Ele tornou-se também a Porta das ovelhas <text:soft-page-break/>(<text:a xlink:type="simple" xlink:href="http://bibliaonline.com.br/acf/jo/10/7" text:style-name="Internet_20_link" text:visited-style-name="Visited_20_Internet_20_Link"><text:span text:style-name="Definition">v. 7</text:span></text:a>). "Todos quantos vieram antes de Mim", diz Ele, "são ladrões e salteadores; mas as ovelhas não os ouviram. Eu Sou a Porta; se alguém entrar por Mim, salvar-se-á, e entrará, e sairá, e achará pastagens. O ladrão não vem senão a roubar, a matar, e a destruir: Eu vim para que tenham vida, e a tenham em abundância. Eu Sou o Bom Pastor: o Bom Pastor dá a Sua vida pelas ovelhas" (<text:a xlink:type="simple" xlink:href="http://bibliaonline.com.br/acf/jo/10/8-11" text:style-name="Internet_20_link" text:visited-style-name="Visited_20_Internet_20_Link"><text:span text:style-name="Definition">João 10:8-11</text:span></text:a>).</text:p>
      <text:p text:style-name="Text_20_body">Aqui está, portanto, a grande característica do Bom Pastor - Ele dá a Sua vida pelas ovelhas. Ele é o Cristo que morreu; e se Ele morreu por todos, é porque todos estavam mortos (<text:a xlink:type="simple" xlink:href="http://bibliaonline.com.br/acf/2co/5/14" text:style-name="Internet_20_link" text:visited-style-name="Visited_20_Internet_20_Link"><text:span text:style-name="Definition">2 Coríntios 5:14</text:span></text:a>). Isto expõe todo o segredo da redenção. As ovelhas haviam se desviado - estavam perdidas, e teriam perecido eternamente, mas o Bom Pastor foi em busca da que estava perdida - chegando até à morte - e morte de cruz - e buscou até a encontrar. Isto nos explica o título de "Bom" Pastor. Todos nós, como ovelhas, nos desviamos, e nos voltamos cada um para nosso próprio caminho; mas o Bom Pastor entregou-Se como oferta por nossos pecados, deu Sua vida pelas ovelhas, e o Senhor pôs sobre Ele a iniquidade de nós todos (<text:a xlink:type="simple" xlink:href="http://bibliaonline.com.br/acf/is/53/6" text:style-name="Internet_20_link" text:visited-style-name="Visited_20_Internet_20_Link"><text:span text:style-name="Definition">Isaías 53:6</text:span></text:a>). Como raciocina o apóstolo Paulo, procurando enaltecer o incomparável caráter do amor de Deus, "porque Cristo, estando nós ainda fracos, morreu a seu tempo pelos ímpios. Porque apenas alguém morrerá por um justo; pois poderá ser que pelo bom alguém ouse morrer, mas Deus prova o Seu amor para conosco, em que Cristo morreu por nós, sendo nós ainda pecadores" (<text:a xlink:type="simple" xlink:href="http://bibliaonline.com.br/acf/rm/5/6-8" text:style-name="Internet_20_link" text:visited-style-name="Visited_20_Internet_20_Link"><text:span text:style-name="Definition">Romanos 5:6-8</text:span></text:a>).</text:p>
      <text:p text:style-name="Text_20_body">A boa vontade de Cristo - e de Deus - foi revelada por Sua morte; pois não havia nada em nós para atrair Sua afeição, para levá-Lo a tomar o nosso lugar e nos redimir com Seu precioso sangue. "Na noite em que foi traído, tomou o pão; e, tendo dado graças" - estabeleceu assim o memorial de Seu sacrifício consumado (<text:a xlink:type="simple" xlink:href="http://bibliaonline.com.br/acf/1co/11/23-24" text:style-name="Internet_20_link" text:visited-style-name="Visited_20_Internet_20_Link"><text:span text:style-name="Definition">1 Coríntios 11:23-24</text:span></text:a>). Vemos assim, lado a lado, a Sua perfeita bondade e a perfeita maldade do homem; todavia a exibição plena daquilo que era o homem não poderia impedir a manifestação daquilo que Ele era. De modo algum. Assim como a luz do sol, brilhando através de uma nuvem escura de tempestade parece ser ainda mais intensa e brilhante, do mesmo modo o amor, a graça e a bondade de Cristo são magnificados pelo mal cruel que, da parte do homem, O levou para a cruz. O Bom Pastor dá a sua vida pelas ovelhas.</text:p>
      <text:p text:style-name="Text_20_body">Ao dar a Sua vida pelas ovelhas, Ele adquiriu o direito de posse delas. E disso decorre uma outra ação: Ele dá vida às ovelhas. "O ladrão não vem senão a roubar, a matar, e a destruir: Eu vim para que tenham vida, e a tenham em abundância" (<text:a xlink:type="simple" xlink:href="http://bibliaonline.com.br/acf/jo/10/10" text:style-name="Internet_20_link" text:visited-style-name="Visited_20_Internet_20_Link"><text:span text:style-name="Definition">João 10:10</text:span></text:a>); e ainda, "dou-lhes a vida eterna, e nunca hão de perecer" (<text:a xlink:type="simple" xlink:href="http://bibliaonline.com.br/acf/jo/10/28" text:style-name="Internet_20_link" text:visited-style-name="Visited_20_Internet_20_Link"><text:span text:style-name="Definition">v. 28</text:span></text:a>). Podemos ligar isto a outra frase: "Eu sou a Porta; se alguém entrar por Mim, salvar-se-á" (<text:a xlink:type="simple" xlink:href="http://bibliaonline.com.br/acf/jo/10/9" text:style-name="Internet_20_link" text:visited-style-name="Visited_20_Internet_20_Link"><text:span text:style-name="Definition">v. 9</text:span></text:a>). Acrescentamos esta passagem para mostrar o modo como Cristo concede vida, a qual nunca é dada aparte de fé nEle. "Aquele que crê no Filho tem a vida eterna" (<text:a xlink:type="simple" xlink:href="http://bibliaonline.com.br/acf/jo/3/36" text:style-name="Internet_20_link" text:visited-style-name="Visited_20_Internet_20_Link"><text:span text:style-name="Definition">João 3:36</text:span></text:a>). Portanto, Ele é apresentado aqui como a Porta, e quem entra por Ele é salvo - tem vida eterna. Pelo fato de Ele conceder vida como uma dádiva - e deveras como um dom soberano - seria um erro fatal supor que esta vida pudesse ser recebida sem uma fé pessoal. Pois é este o meio escolhido para que se possa possuí-la - é o que verdadeiramente caracteriza os Seus como sendo Suas ovelhas, separando-os, assim, do mundo.</text:p>
      <text:p text:style-name="Text_20_body">Mais uma vez, é dito que Ele "chama pelo nome às Suas ovelhas, e as traz para fora" (<text:a xlink:type="simple" xlink:href="http://bibliaonline.com.br/acf/jo/10/3" text:style-name="Internet_20_link" text:visited-style-name="Visited_20_Internet_20_Link"><text:span text:style-name="Definition">João 10:3</text:span></text:a>); e também que Ele conhece as Suas ovelhas (<text:a xlink:type="simple" xlink:href="http://bibliaonline.com.br/acf/jo/10/14-27" text:style-name="Internet_20_link" text:visited-style-name="Visited_20_Internet_20_Link"><text:span text:style-name="Definition">João 10:14-27</text:span></text:a>). Ele havia acabado de mostrar isso no caso do homem cego. Ele havia encontrado o cego em sua cegueira; Ele o tinha guiado para fora do judaísmo, e feito dele um adorador de Si próprio (do Senhor) como Aquele que era o Filho de Deus. Há ilustrações belas e variadas destas características do Bom Pastor registradas <text:soft-page-break/>no evangelho. Veja uma que está no primeiro capítulo do evangelho de João. "Jesus viu Natanael vir ter com ele, e disse dele: Eis aqui um verdadeiro israelita, em quem não há dolo. Disse-Lhe Natanael: Donde Me conheces Tu? Jesus respondeu, e disse-Lhe: Antes que Filipe te chamasse, te vi Eu estando tu debaixo da figueira" (<text:a xlink:type="simple" xlink:href="http://bibliaonline.com.br/acf/jo/1/47-48" text:style-name="Internet_20_link" text:visited-style-name="Visited_20_Internet_20_Link"><text:span text:style-name="Definition">João 1:47-48</text:span></text:a>). Desde a eternidade Ele já conhecia Suas ovelhas; e no Seu devido tempo Ele dirige-Se a elas por seus próprios nomes, chamando-as por meio de uma palavra de poder, e Sua voz, penetrando em suas almas, as leva para fora, constrangendo-as a reconhecer aquilo como tendo vindo do Bom Pastor. Do mesmo modo como aconteceu na manhã da Sua ressurreição, quando Ele disse, "Maria", e ela instantaneamente respondeu, "Rabonvezesi"; assim também Ele agora fala, e as ovelhas ouvem Sua voz, e O seguem imediatamente. Foi assim que Ele chamou a cada um de Seu rebanho, e é assim que Ele continuará a reunir Suas ovelhas, até que a última, que estiver vagando pelas montanhas ou pelo deserto, seja trazida para sob o Seu pastoreio. "Conheço as minhas ovelhas" (<text:a xlink:type="simple" xlink:href="http://bibliaonline.com.br/acf/jo/10/15" text:style-name="Internet_20_link" text:visited-style-name="Visited_20_Internet_20_Link"><text:span text:style-name="Definition">João 10:15</text:span></text:a>), é certamente uma palavra de grande consolação para os corações daqueles que Lhe pertencem. Estando ainda no deserto - apesar de estarem seguindo Sua direção - e com frequência desesperançosas e amedrontadas, quantas vezes não vem a tentação para semear dúvidas quanto ao Seu cuidado e amor! "Conheço as minhas ovelhas" - isto deveria ser suficiente para acalmar qualquer ansiedade, e dissipar todo o medo, revelando - como de fato revela - que Seu olhar está sempre colocado sobre nós, compreendendo tudo o que acontece conosco, sabendo de todas as nossas necessidades, sim, conhecendo-nos completamente!</text:p>
      <text:p text:style-name="Text_20_body">Já fizemos alusão ao caráter composto por Seu rebanho - que é agora formado de judeus e gentios - conforme Ele ensina no versículo dezesseis. Na verdade, toda a história da formação do rebanho está ali apresentada - "Ainda tenho outras ovelhas que não são deste aprisco; também me convém agregar estas, e elas ouvirão a minha voz, e haverá um rebanho e um Pastor" (<text:a xlink:type="simple" xlink:href="http://bibliaonline.com.br/acf/jo/10/16" text:style-name="Internet_20_link" text:visited-style-name="Visited_20_Internet_20_Link"><text:span text:style-name="Definition">João 10:16</text:span></text:a>). Esta é a característica principal do rebanho durante esta dispensação. No passado, só Israel era o Seu rebanho; e é por esta razão que o <text:a xlink:type="simple" xlink:href="http://bibliaonline.com.br/acf/sl/23" text:style-name="Internet_20_link" text:visited-style-name="Visited_20_Internet_20_Link"><text:span text:style-name="Definition">Salmos 23</text:span></text:a> começa com Jeová é meu Pastor. Mas, considerando que Ele veio para o que era Seu e os Seus não O receberam, por Sua morte Ele derrubou a parede de separação que estava no meio separando judeus de gentios, e colocou o alicerce, em Seu sangue, para reunir, chamando para fora tanto uns como outros, por meio da fé no Seu nome. Portanto, desde o pentecostes Ele tem estado chamando Suas ovelhas em todas as terras, em todos os lugares, e eles escutam a Sua voz e são trazidos; e, juntos, sejam judeus ou gentios, formam o único rebanho sob os cuidados do único Pastor.</text:p>
      <text:p text:style-name="Text_20_body">Outra característica do Pastor é que Ele mantém Suas ovelhas em segurança. "Dou-lhes a vida eterna, e nunca hão de perecer, e ninguém as arrebatará da minha mão. Meu Pai, que mas deu, é maior do que todos; e ninguém pode arrebatá-las da mão de meu Pai" (<text:a xlink:type="simple" xlink:href="http://bibliaonline.com.br/acf/jo/10/28-29" text:style-name="Internet_20_link" text:visited-style-name="Visited_20_Internet_20_Link"><text:span text:style-name="Definition">João 10:28-29</text:span></text:a>). Ele garante, assim, segurança absoluta aos Seus. O lobo pode arrancar (a mesma palavra que "puxar" no grego) a ovelha daquele que é um mercenário, que não é o pastor, mas ninguém pode arrancar (puxar) uma ovelha das mãos do Pai. Que descanso isto deveria nos dar sempre que lêssemos estas benditas palavras!</text:p>
      <text:p text:style-name="Text_20_body">Talvez seja proveitoso analisarmos um pouco mais detalhadamente as características das ovelhas. Elas ouvem a Sua voz (<text:a xlink:type="simple" xlink:href="http://bibliaonline.com.br/acf/jo/10/4,16,27" text:style-name="Internet_20_link" text:visited-style-name="Visited_20_Internet_20_Link"><text:span text:style-name="Definition">vs. 4, 16 e 27</text:span></text:a>). Isto nos faz voltar ao que já explicamos no início, quando Ele chama Suas ovelhas pelo nome, que é o que as diferencia como ovelhas Suas. O próprio Senhor frisa o contraste. "Vós", diz Ele dirigindo-Se aos judeus, "não credes porque não sois das Minhas ovelhas, como já vo-lo tenho dito. As Minhas ovelhas ouvem a Minha voz..." (<text:a xlink:type="simple" xlink:href="http://bibliaonline.com.br/acf/jo/10/26,27" text:style-name="Internet_20_link" text:visited-style-name="Visited_20_Internet_20_Link"><text:span text:style-name="Definition">vs. 26-</text:span></text:a><text:soft-page-break/><text:a xlink:type="simple" xlink:href="http://bibliaonline.com.br/acf/jo/10/26,27" text:style-name="Internet_20_link" text:visited-style-name="Visited_20_Internet_20_Link"><text:span text:style-name="Definition">27</text:span></text:a>). Podemos associar isto a outra característica: "Não conhecem a voz dos estranhos" (<text:a xlink:type="simple" xlink:href="http://bibliaonline.com.br/acf/jo/10/5" text:style-name="Internet_20_link" text:visited-style-name="Visited_20_Internet_20_Link"><text:span text:style-name="Definition">v. 5</text:span></text:a>). Aí repousa a segurança do rebanho. Elas reconhecem imediatamente a voz do Pastor, e ainda que um estranho possa imitar bem a tonalidade da voz do Pastor, elas não reconhecem a sua voz, isto é, elas detectam que trata-se da voz de um estranho. É isto o que é ensinado pelo apóstolo João. "E vós tendes a unção do Santo, e sabeis tudo... Estas coisas vos escrevi acerca dos que vos enganam. E a unção, que vós recebestes dEle, fica em vós, e não tendes necessidade de que alguém vos ensine; mas, como a Sua unção vos ensina todas as coisas, e é verdadeira, e não é mentira, como ela vos ensinou, assim nEle permanecereis" (<text:a xlink:type="simple" xlink:href="http://bibliaonline.com.br/acf/1jo/2/20-27" text:style-name="Internet_20_link" text:visited-style-name="Visited_20_Internet_20_Link"><text:span text:style-name="Definition">1 João 2:20-27</text:span></text:a>). Não há, portanto, nenhuma necessidade de estarmos familiarizados com todos os erros que proliferam ao redor, a fim de podermos escapar de suas seduções: para nós basta o fato de que conhecemos a voz do Pastor; e nossa segurança estará em sempre ouvirmos a Sua voz, tornando-nos cada vez mais habituados a ela; mantendo, acima de tudo, a atitude daquela que sentou-se aos pés de Jesus e ouviu a Sua Palavra (<text:a xlink:type="simple" xlink:href="http://bibliaonline.com.br/acf/lc/10/39" text:style-name="Internet_20_link" text:visited-style-name="Visited_20_Internet_20_Link"><text:span text:style-name="Definition">Lucas 10:39</text:span></text:a>). Isto será o que definitivamente nos guardará do perigo e será o meio de nossa segurança e bênção.</text:p>
      <text:p text:style-name="Text_20_body">Como consequência de ouvir Sua voz, a ovelha segue o Pastor. "Vai adiante delas, e as ovelhas O seguem, porque conhecem a Sua voz" (<text:a xlink:type="simple" xlink:href="http://bibliaonline.com.br/acf/jo/10/4,27" text:style-name="Internet_20_link" text:visited-style-name="Visited_20_Internet_20_Link"><text:span text:style-name="Definition">vs. 4 e 27</text:span></text:a>). As ovelhas não têm vontade própria além da vontade do Pastor, e se deixam de segui-Lo, tornam-se ovelhas errantes. "Todos nós andamos desgarrados como ovelhas", diz o profeta, "cada um se desviava pelo seu caminho" (<text:a xlink:type="simple" xlink:href="http://bibliaonline.com.br/acf/is/53/6" text:style-name="Internet_20_link" text:visited-style-name="Visited_20_Internet_20_Link"><text:span text:style-name="Definition">Isaías 53:6</text:span></text:a>). Nas terras do Oriente e também em alguns lugares da Europa, o pastor sempre caminha na frente das suas ovelhas; quando ele se move para a frente, elas o seguem, e quando ele pára, elas param também. Nosso bendito Senhor faz referência a isto na passagem que temos diante de nós, e usa esse costume para transmitir uma instrução das mais notáveis. Pois para se seguir o Pastor é necessário que os olhos da ovelha estejam sempre nEle a fim de estejam sempre atentas para saber quando Ele deseja que elas andem, e por onde Ele quer que elas O sigam. Tudo fica, portanto, nas mãos do Pastor: cabe a Ele discernir o perigo que se aproxima, prover o sustento necessário a elas, e indicar o caminho que devem seguir. A responsabilidade delas é de segui-Lo - seguir o Pastor aonde quer que Ele queira levá-las - segui-Lo até que Ele venha para recebê-las para Si.</text:p>
      <text:p text:style-name="Text_20_body">Também nos é dito que as ovelhas conhecem o Pastor. Elas não apenas conhecem Sua voz; mas elas também O conhecem. "Eu sou o Bom Pastor, e conheço as minhas ovelhas, e das minhas sou conhecido. Assim como o Pai Me conhece a Mim, também Eu conheço o Pai, e dou a Minha vida pelas ovelhas" (<text:a xlink:type="simple" xlink:href="http://bibliaonline.com.br/acf/jo/10/14-15" text:style-name="Internet_20_link" text:visited-style-name="Visited_20_Internet_20_Link"><text:span text:style-name="Definition">João 10:14-15</text:span></text:a>). Trata-se aqui da mais elevada bênção que cabe às ovelhas; pois isto implica entrar em Seus próprios pensamentos, em Suas maneiras e em Seus desejos. Sim, no conhecimento dEle próprio. É deste modo que somos levados à comunhão com Ele. Podemos conhecer Sua voz; podemos estar seguindo a Ele e, ainda assim, não estarmos muito familiarizados com o Seu caráter. Conhecê-Lo, é o que o apóstolo João dá como característica dos pais na família de Deus. "Pais, escrevo-vos, porque conhecestes Aquele que é desde o princípio" (<text:a xlink:type="simple" xlink:href="http://bibliaonline.com.br/acf/1jo/2/13" text:style-name="Internet_20_link" text:visited-style-name="Visited_20_Internet_20_Link"><text:span text:style-name="Definition">1 João 2:13</text:span></text:a>). Esta é, portanto, a mais elevada e abençoada meta que o crente pode alcançar. E o Senhor deseja que ela seja alcançada - e numa medida infinita - "assim como o Pai Me conhece a Mim, também Eu conheço o Pai" (<text:a xlink:type="simple" xlink:href="http://bibliaonline.com.br/acf/jo/10/15" text:style-name="Internet_20_link" text:visited-style-name="Visited_20_Internet_20_Link"><text:span text:style-name="Definition">João 10:15</text:span></text:a>). Ele nos conhece, e deseja que O conheçamos. Possa Ele guiar-nos numa familiaridade cada vez maior com Ele, mantendo a Sua Pessoa diante de nossas almas a fim de podermos crescer diariamente no conhecimento dEle - do que Ele é, bem como do que Ele é para nós, e por nós - por meio do poder do Espírito Santo!</text:p>
      <text:p text:style-name="Text_20_body"><text:soft-page-break/>Poderá ser de ajuda ainda maior para compreendermos o relacionamento, bem como os privilégios das ovelhas, se adicionarmos às considerações acima o ensino do <text:a xlink:type="simple" xlink:href="http://bibliaonline.com.br/acf/sl/23" text:style-name="Internet_20_link" text:visited-style-name="Visited_20_Internet_20_Link"><text:span text:style-name="Definition">Salmos 23</text:span></text:a>.</text:p>
      <text:p text:style-name="Text_20_body">"O Senhor (Jeová) é o meu Pastor." Tudo depende do relacionamento, se verdadeiramente podemos ou não adotar este modo de falar. Todos podem dizer que o Senhor é umPastor; e portanto todo o significado desta afirmação está ligado à pequena palavra "meu". Dizer "meu" Pastor é usar a linguagem da fé: a palavra "meu" é, portanto, a porta de entrada do Salmo. Quão bendito é quando podemos adotar estas palavras como sendo nossas, e dizer que Ele é nosso Pastor. E o que é que vem a seguir? "Nada me faltará." Nada nos faltará, não por sermos ovelhas, mas por ser Ele o nosso Pastor. Esta conclusão flui, não daquilo que somos para Ele, mas daquilo que Ele é para nós. É de grande fortalecimento para a alma enxergar isto claramente, pois muitos de nós estamos sempre prontos a começar a partir de nós; e, como consequência, à medida que descobrimos quão pobres, débeis e inconstantes criaturas somos, mergulhamos em dúvidas e ansiedades. Mas quando começamos a partir do Senhor, considerando o que Ele é - o que Ele é em Si mesmo, bem como o que Ele é em relação a nós, recebemos a bem fundamentada certeza de que "nada me faltará". Pois certamente cabe ao Pastor prover o necessário para as ovelhas. Quão tolo seria, mesmo para crianças, perguntarem a seus pais como é que suas necessidades seriam supridas no futuro! E será ainda uma tolice maior de nossa parte fazermos o mesmo, considerando o Pastor que temos. Aos nossos corações é suficiente saber que Ele é nosso, e nesta doce confiança podemos deixar tudo em Suas mãos; nas mãos dEle que, "como Pastor apascentará o Seu rebanho" (<text:a xlink:type="simple" xlink:href="http://bibliaonline.com.br/acf/is/40/11" text:style-name="Internet_20_link" text:visited-style-name="Visited_20_Internet_20_Link"><text:span text:style-name="Definition">Isaías 40:11</text:span></text:a>). Ele é nosso, e temos tudo nEle; portanto o coração pode descansar em perfeita paz - na plena certeza de Seu infalível amor, onipotente poder e incansável cuidado.</text:p>
      <text:p text:style-name="Text_20_body">"Deitar-me faz em verdes pastos; guia-me mansamente a águas tranquilas" - ou, como pode ser traduzido, pastos de capim tenro e águas de descanso. Ele provê assim bênçãos adequadas - o necessário sustento, descanso e refrigério. Mas isso tudo ainda é pouco para exprimir quão rica e abundante é a provisão que Ele tem para o Seu rebanho. Os pastos - pastos de capim tenro, nos quais as ovelhas pastam com apetite e prazer, até ficarem satisfeitas; e quando estão satisfeitas - gordas e bem alimentadas - deitam-se à beira das águas frescas e gostosas da tranquilidade. Como é dito em <text:a xlink:type="simple" xlink:href="http://bibliaonline.com.br/acf/jo/10/9" text:style-name="Internet_20_link" text:visited-style-name="Visited_20_Internet_20_Link"><text:span text:style-name="Definition">João 10:9</text:span></text:a>, "Eu sou a porta; se alguém entrar por Mim, salvar-se-á, e entrará, e sairá, e achará pastagens". Que revelação do coração do Pastor - ministrando assim para suprir as necessidades dos que são Seus, vigiando sempre para poder dar-lhes tudo o que precisam. Felizes as ovelhas que são colocadas sob um cuidado constante, amoroso e fiel como este!</text:p>
      <text:p text:style-name="Text_20_body">"Refrigera a minha alma; guia-me pelas veredas da justiça, por amor do Seu nome" (<text:a xlink:type="simple" xlink:href="http://bibliaonline.com.br/acf/sl/23/3" text:style-name="Internet_20_link" text:visited-style-name="Visited_20_Internet_20_Link"><text:span text:style-name="Definition">Salmos 23:3</text:span></text:a>). Como diz um hino, "Se eu me desviar, minha alma Ele vai restaurar". Isto cabe aqui devido ao seu ofício de Pastor. Não precisamos dizer que o fundamento sobre o qual Ele faz isto é Sua própria obra consumada - a propiciação que Ele fez por nossos pecados (<text:a xlink:type="simple" xlink:href="http://bibliaonline.com.br/acf/1jo/2/1-2" text:style-name="Internet_20_link" text:visited-style-name="Visited_20_Internet_20_Link"><text:span text:style-name="Definition">1 João 2:1-2</text:span></text:a>). Mas no Salmos esta restauração é vista como algo feito pelo Pastor. A ovelha se desgarra, sai errante, e o Pastor vai em busca da perdida e, quando a encontra, a traz de volta em segurança. Toda ovelha encontra-se, assim, sob o Seu olhar, e não pode se extraviar sem que Ele o saiba; e quando qualquer um de nós se extravia, jamais retornaríamos se Ele não nos seguisse e nos arrastasse de volta pelo ministério do Seu amor.</text:p>
      <text:p text:style-name="Text_20_body">E da mesma forma como devemos a Ele a restauração, também devemos a Ele o fato de sermos <text:soft-page-break/>guardados e guiados por caminhos retos - pelas veredas da justiça - caminhos que são conforme a Sua própria vontade. Note, além do mais, que Ele nos conduz assim "por amor do Seu nome". Mais uma vez - e nunca é demais repetir - é por causa do que Ele é - em virtude do Seu próprio nome; e é, portanto, a Sua própria glória que está envolvida ao nos guiar nestas sendas de justiça. É com base nisto que podemos sempre suplicar a Ele; e sempre que fazemos assim, nossa súplica torna-se irresistível. Foi o que aconteceu com Josué. Quando os israelitas foram castigados por causa do pecado de Acã, caindo diante dos homens de Ai, Josué rasgou seus vestidos e, caindo com o rosto em terra diante da arca do Senhor, suplicou a Deus; e todo o peso do seu pranto foi expressado em pelo menos uma pergunta: "...e então que farás ao Teu grande nome?" (<text:a xlink:type="simple" xlink:href="http://bibliaonline.com.br/acf/js/7/7-9" text:style-name="Internet_20_link" text:visited-style-name="Visited_20_Internet_20_Link"><text:span text:style-name="Definition">Josué 7:7-9</text:span></text:a>). Foi só chegar a este ponto e a resposta logo veio. Portanto, seja sempre lembrado que o Senhor está preocupado com o Seu nome, com a Sua reputação, ao nos guiar pelo caminho que é de acordo com a Sua vontade.</text:p>
      <text:p text:style-name="Text_20_body">E o salmista vai ainda mais longe. Ele já nos disse o que Jeová é, e o que Ele faz. Isto dá ao salmista confiança, e, consequentemente, ele pode dizer: "Ainda que eu andasse pelo vale da sombra da morte, não temeria mal algum, porque Tu estás comigo; a Tua vara e o Teu cajado me consolam" (<text:a xlink:type="simple" xlink:href="http://bibliaonline.com.br/acf/sl/23/4" text:style-name="Internet_20_link" text:visited-style-name="Visited_20_Internet_20_Link"><text:span text:style-name="Definition">Salmos 23:4</text:span></text:a>). O vale da sombra da morte não tem tanto a ver com o passar pela morte, como tem a ver com o caráter do caminho através do cenário onde nos encontramos. Passamos por um mundo julgado. A morte paira sobre ele como uma mortalha e, portanto, para o crente, que tem acesso aos pensamentos de Deus acerca do mundo, trata-se do vale da sombra da morte. Mas que antídoto o crente tem para o medo? "Tu estás comigo." Sem dúvida, é esta a fonte de toda nossa bênção e segurança - o Senhor está conosco. E tendo-O conosco, temos também Sua vara e Seu cajado para nos consolarem - Sua vara para nos dirigir, e Seu cajado para nos amparar. Será que desfrutamos disso o suficiente? Será que trata-se de algo que está sempre diante de nossas almas como deveria - o fato de que o Senhor está conosco, e também que Sua vara e Seu cajado nos consolam? O cenário pode estar escuro e desolado como nunca esteve antes, e talvez estejamos fracos e cansados como nunca estivemos antes, mas temos recursos inesgotáveis nAquele que é nosso Pastor - Sua própria presença para animar nossa alma, além de Sua vara e Seu cajado para nos guiar em meio à incerteza e nos amparar na fraqueza. Bendito seja o Seu nome!</text:p>
      <text:p text:style-name="Text_20_body">Temos agora outra característica, bem como um outro caráter, da bênção. "Preparas-me uma mesa perante mim na presença dos meus inimigos, unges a minha cabeça com óleo, o meu cálice transborda" (<text:a xlink:type="simple" xlink:href="http://bibliaonline.com.br/acf/sl/23/5" text:style-name="Internet_20_link" text:visited-style-name="Visited_20_Internet_20_Link"><text:span text:style-name="Definition">Salmos 23:5</text:span></text:a>). O caminho não só pode passar pelo vale da sombra da morte, como também há inimigos ao redor. Mas Aquele que está conosco é Todo-suficiente para esta dificuldade. Os inimigos podem se enfurecer, e tentar destruir, mas, diz Davi, "preparas-me uma mesa perante mim na presença dos meus inimigos". Ele será o sustentáculo do Seu povo, e fará com que os inimigos vejam que o Seu povo está suprido, guardado e bem mantido pelo Senhor. Como escreve o apóstolo, "Ele disse: Não te deixarei, nem te desampararei. E assim com confiança ousemos dizer: O Senhor é o meu ajudador, e não temerei o que me possa fazer o homem" (<text:a xlink:type="simple" xlink:href="http://bibliaonline.com.br/acf/hb/13/5-6" text:style-name="Internet_20_link" text:visited-style-name="Visited_20_Internet_20_Link"><text:span text:style-name="Definition">Hebreus 13:5-6</text:span></text:a>). Mas temos ainda mais: "Unges a minha cabeça com óleo" - a unção de Deus - o Espírito de poder; e ainda acrescenta: "o meu cálice transborda". Não, não falta nada: o cálice está cheio de bondade e misericórdia ao ponto de transbordar, e isto em meio a um cenário como este. Tudo isso é o resultado de se ter o Senhor como Pastor; pois tudo deriva dEle - do que Ele é para nós em nossa relação com Ele. E não deve ser esquecido que esta é a porção <text:soft-page-break/>que já dispomos. Não se trata de bênçãos que teremos, mas bênçãos que já temos agora. Quão estreito fazemos o coração de Deus por causa de nossa incredulidade! Daí vem a necessidade de aprendermos mais acerca dEle, a fim de compreendermos com maior plenitude a imensidão da Sua graça, e as riquezas da Sua provisão para conosco, enquanto atravessamos o deserto. Certamente podemos dizer: "O Senhor é o meu pastor: nada me faltará!"</text:p>
      <text:p text:style-name="Text_20_body">A conclusão é tão simples quanto bela. "Certamente que a bondade e a misericórdia me seguirão todos os dias da minha vida." E como podemos ter certeza disso? Em razão do que o Senhor é como nosso Pastor. É a confiança nEle, e o conhecimento do que é pertinente a Ele, que nos torna aptos a falarmos assim. E há ainda mais: "E habitarei na casa do Senhor por longos dias". Tudo converge para este ponto. Abençoados como somos agora, e desfrutando de tanto em razão do que Cristo é para nós como nosso Pastor, entraremos em bênçãos ainda maiores e em alegrias ainda mais perfeitas quando Ele voltar para nos receber para Si, e estaremos para sempre com Ele. Mas não podemos perder a aplicação presente das palavras. O efeito da graça sobre o coração é levar-nos cada vez mais perto dEle, de Quem a mesma graça flui, e a produzir em nós o desejo de habitarmos em Sua casa para sempre; sim, habitarmos diante dEle, e em Sua presença, eternamente. "Uma cousa pedi ao Senhor, e a buscarei: que possa morar na casa do Senhor todos os dias da minha vida, para contemplar a formosura do Senhor, e aprender no Seu templo" (<text:a xlink:type="simple" xlink:href="http://bibliaonline.com.br/acf/sl/27/4" text:style-name="Internet_20_link" text:visited-style-name="Visited_20_Internet_20_Link"><text:span text:style-name="Definition">Salmos 27:4</text:span></text:a>). O coração é assim atraído, e absorvido na contemplação dAquele cuja formosura foi revelada em Seus caminhos de graça e amor; e é por isso que não podemos encontrar descanso e nem satisfação exceto na presença dEle. Tudo - toda bênção - está concentrada nEle e, por conseguinte, a alma que sabe disso deseja estar sempre com Ele. Felizes aqueles que aprenderam a lição, que nada necessitam fora de Cristo; que Ele é suficiente para encher as mentes e os corações!</text:p>
      <text:p text:style-name="Text_20_body">Que o Senhor possa nos revelar cada vez mais de Sua formosura, e também do indizível caráter das bênçãos que nos pertencem, pois foi pela graça que fomos colocados neste relacionamento com Ele como nosso Pastor.</text:p>
      <text:p text:style-name="Text_20_body">Edward Dennett - "Christ Our Shepherd" - Unsearchable Ri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isto Nosso Pastor</dc:title>
    <dc:date>2019-05-24T17:23:23.422022337</dc:date>
    <meta:editing-duration>PT18S</meta:editing-duration>
    <meta:editing-cycles>1</meta:editing-cycles>
    <meta:document-statistic meta:table-count="0" meta:image-count="0" meta:object-count="0" meta:page-count="7" meta:paragraph-count="25" meta:word-count="4476" meta:character-count="25027" meta:non-whitespace-character-count="20575"/>
    <meta:generator>LibreOffice/6.0.7.3$Linux_X86_64 LibreOffice_project/00m0$Build-3</meta:generator>
  </office:meta>
</office:document-meta>
</file>